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5177360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5184784">
          <table:table-cell table:style-name="Table5.A1" office:value-type="string">
            <text:p text:style-name="P6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  <text:p text:style-name="P58"/>
            <text:p text:style-name="P58"/>
            <text:p text:style-name="P55"/>
            <text:p text:style-name="P59"/>
            <text:p text:style-name="P55"/>
            <text:p text:style-name="P58"/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69" svg:x1="0.0354in" svg:y1="0.1925in" svg:x2="3.8311in" svg:y2="0.1925in"><text:p/></draw:line></text:p>
          </table:table-cell>
        </table:table-row>
        <table:table-row table:style-name="TableLine2130975184784">
          <table:table-cell table:style-name="Table5.A1" office:value-type="string">
            <text:p text:style-name="P6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5184784">
          <table:table-cell table:style-name="Table5.A1" office:value-type="string">
            <text:p text:style-name="P6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22:33.376000000</dc:date>
    <meta:editing-duration>P1DT17H21M</meta:editing-duration>
    <meta:editing-cycles>935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